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A0000002FB6252D7E62E9E580.png" manifest:media-type="image/png"/>
  <manifest:file-entry manifest:full-path="Pictures/100000000000007A0000003B7DEC1E85F2C6EAD5.png" manifest:media-type="image/png"/>
  <manifest:file-entry manifest:full-path="Pictures/10000000000000780000003CFF73409B5D8C45C7.png" manifest:media-type="image/png"/>
  <manifest:file-entry manifest:full-path="Pictures/10000000000001BC000001B01755EF4685A11EEF.png" manifest:media-type="image/png"/>
  <manifest:file-entry manifest:full-path="Pictures/10000000000001020000022A09B175AD983F6C90.png" manifest:media-type="image/png"/>
  <manifest:file-entry manifest:full-path="Pictures/10000000000001B9000001AED23F8C62B6D5D49C.png" manifest:media-type="image/png"/>
  <manifest:file-entry manifest:full-path="Pictures/1000000000000321000000BC0D1B065AF8DF8E05.png" manifest:media-type="image/png"/>
  <manifest:file-entry manifest:full-path="Pictures/100000000000002B00000030FDEF3140210C28F3.png" manifest:media-type="image/png"/>
  <manifest:file-entry manifest:full-path="Pictures/10000000000000240000002C9713C3F02377A72E.png" manifest:media-type="image/png"/>
  <manifest:file-entry manifest:full-path="Pictures/10000000000002330000021BF3BE86F9A48198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 style:font-pitch="fixed"/>
    <style:font-face style:name="Abyssinica SIL" svg:font-family="'Abyssinica SIL'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086cm" fo:min-width="2.914cm"/>
    </style:style>
    <style:style style:name="gr2" style:family="graphic" style:parent-style-name="standard">
      <style:graphic-properties svg:stroke-color="#ffffff" draw:fill-color="#990000" draw:textarea-horizontal-align="justify" draw:textarea-vertical-align="middle" draw:auto-grow-height="false" fo:min-height="0.894cm" fo:min-width="3.056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79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62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.02cm" fo:min-width="0.565cm"/>
    </style:style>
    <style:style style:name="gr17" style:family="graphic" style:parent-style-name="objectwithoutfill">
      <style:graphic-properties draw:marker-end="" draw:fill="none" draw:textarea-vertical-align="middle"/>
    </style:style>
    <style:style style:name="gr18" style:family="graphic" style:parent-style-name="standard">
      <style:graphic-properties draw:marker-start="" draw:marker-start-width="0.3cm" draw:marker-end="Circle" draw:marker-end-width="0.3cm" draw:textarea-vertical-align="middle"/>
    </style:style>
    <style:style style:name="gr19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2.29cm" fo:min-width="6.104cm" draw:shadow-opacity="30%"/>
    </style:style>
    <style:style style:name="gr20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1.273cm" fo:min-width="3.364cm" draw:shadow-opacity="30%"/>
    </style:style>
    <style:style style:name="gr21" style:family="graphic" style:parent-style-name="objectwithoutfill">
      <style:graphic-properties svg:stroke-width="0.2cm" svg:stroke-color="#ff0000" draw:marker-start-width="0.8cm" draw:marker-end="" draw:marker-end-width="0.8cm" draw:fill="none" draw:fill-color="#729fcf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4" style:family="graphic" style:parent-style-name="standard">
      <style:graphic-properties svg:stroke-color="#002b36" draw:fill-color="#002b36" draw:textarea-horizontal-align="justify" draw:textarea-vertical-align="middle" draw:auto-grow-height="false" fo:min-height="0.004cm" fo:min-width="16.5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78cm"/>
    </style:style>
    <style:style style:name="gr26" style:family="graphic" style:parent-style-name="standard">
      <style:graphic-properties svg:stroke-color="#000000" draw:fill-color="#eeeeee" draw:textarea-horizontal-align="justify" draw:textarea-vertical-align="middle" draw:auto-grow-height="false" fo:min-height="1.274cm" fo:min-width="0.96cm"/>
    </style:style>
    <style:style style:name="gr27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434cm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textarea-horizontal-align="justify" draw:textarea-vertical-align="middle" draw:auto-grow-height="false" fo:min-height="2.984cm" fo:min-width="2.73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byssinica SIL"/>
    </style:style>
    <style:style style:name="P3" style:family="paragraph">
      <loext:graphic-properties draw:fill-color="#99000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c5e0b4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3399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 draw:fill-color="#ffffff"/>
      <style:text-properties fo:color="#800000" fo:font-style="italic" style:font-style-asian="italic" style:font-style-complex="italic"/>
    </style:style>
    <style:style style:name="P10" style:family="paragraph">
      <loext:graphic-properties draw:fill="none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0066ff" draw:opacity="30%"/>
      <style:paragraph-properties fo:text-align="center"/>
    </style:style>
    <style:style style:name="P15" style:family="paragraph">
      <loext:graphic-properties draw:fill="none" draw:fill-color="#729fc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fill-color="#002b36"/>
      <style:paragraph-properties fo:text-align="start"/>
      <style:text-properties fo:color="#ffffff" style:font-name="Courier 10 Pitch1" fo:font-size="7pt" fo:font-weight="normal" style:font-size-asian="7pt" style:font-weight-asian="normal" style:font-size-complex="7pt" style:font-weight-complex="normal"/>
    </style:style>
    <style:style style:name="P19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20" style:family="paragraph">
      <loext:graphic-properties draw:fill-color="#eeeeee"/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3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2" fo:font-size="18pt" style:font-size-asian="18pt" style:font-size-complex="18pt" fo:hyphenate="false"/>
    </style:style>
    <style:style style:name="P24" style:family="paragraph">
      <style:text-properties fo:font-size="14pt"/>
    </style:style>
    <style:style style:name="P25" style:family="paragraph">
      <loext:graphic-properties draw:fill="none" draw:fill-color="#ffffff"/>
      <style:text-properties fo:color="#800000" fo:font-size="14pt" fo:font-style="italic" style:font-style-asian="italic" style:font-style-complex="italic"/>
    </style:style>
    <style:style style:name="P26" style:family="paragraph"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="none"/>
      <style:text-properties fo:font-style="italic" style:font-style-asian="italic" style:font-style-complex="italic"/>
    </style:style>
    <style:style style:name="T1" style:family="text">
      <style:text-properties style:font-name="Abyssinica SI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4" style:family="text">
      <style:text-properties fo:color="#800000" fo:font-style="italic" style:font-style-asian="italic" style:font-style-complex="italic"/>
    </style:style>
    <style:style style:name="T5" style:family="text">
      <style:text-properties fo:color="#800000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ffffff" style:font-name="Courier 10 Pitch1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14pt" fo:font-weight="bold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826cm" svg:height="3.302cm" svg:x="5.08cm" svg:y="6.604cm">
          <text:p text:style-name="P1"><text:span text:style-name="T1">Juegos</text:span></text:p>
          <text:p text:style-name="P1"><text:span text:style-name="T1">(experiencia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26cm" svg:height="3.302cm" svg:x="15.519cm" svg:y="6.605cm">
          <text:p text:style-name="P1"><text:span text:style-name="T1">Puntos</text:span></text:p>
          <text:p text:style-name="P1"><text:span text:style-name="T1">(desempeñ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4.826cm" svg:height="3.302cm" svg:x="5.08cm" svg:y="6.604cm">
          <text:p text:style-name="P1"><text:span text:style-name="T1">Explan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26cm" svg:height="3.302cm" svg:x="15.519cm" svg:y="6.605cm">
          <text:p text:style-name="P1"><text:span text:style-name="T1">Explanand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Elipse 8" draw:style-name="gr4" draw:text-style-name="P6" draw:layer="layout" svg:width="4.604cm" svg:height="4.549cm" draw:transform="skewX (8.8897407224873E-017) rotate (0.603011256564041) translate (4.947cm 5.584cm)">
          <text:p text:style-name="P5"><text:span text:style-name="T2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5" draw:text-style-name="P7" draw:layer="layout" svg:width="4.604cm" svg:height="4.549cm" draw:transform="rotate (-0.752062374684356) translate (10.488cm 3.055cm)">
          <text:p text:style-name="P5"><text:span text:style-name="T2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6" draw:text-style-name="P8" draw:layer="layout" svg:width="4.864cm" svg:height="4.677cm" draw:transform="rotate (-0.0188495559215387) translate (7.075cm 6.154cm)">
          <text:p text:style-name="P5"><text:span text:style-name="T2"/></text:p>
          <text:p text:style-name="P5"><text:span text:style-name="T2"/></text:p>
          <text:p text:style-name="P5"><text:span text:style-name="T3"/></text:p>
          <text:p text:style-name="P5"><text:span text:style-name="T3">Experiencia </text:span><text:span text:style-name="T2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" draw:text-style-name="P9" draw:layer="layout" svg:width="1.016cm" svg:height="0.962cm" svg:x="5.634cm" svg:y="3.402cm">
          <draw:text-box>
            <text:p><text:span text:style-name="T4">Y</text:span></text:p>
          </draw:text-box>
        </draw:frame>
        <draw:frame draw:style-name="gr8" draw:text-style-name="P9" draw:layer="layout" svg:width="1.436cm" svg:height="1.673cm" svg:x="12.334cm" svg:y="3.402cm">
          <draw:text-box>
            <text:p><text:span text:style-name="T4">X</text:span><text:span text:style-name="T5">1</text:span></text:p>
          </draw:text-box>
        </draw:frame>
        <draw:frame draw:style-name="gr8" draw:text-style-name="P9" draw:layer="layout" svg:width="1.436cm" svg:height="1.673cm" svg:x="8.934cm" svg:y="11.103cm">
          <draw:text-box>
            <text:p><text:span text:style-name="T4">X</text:span><text:span text:style-name="T5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Elipse 8" draw:style-name="gr9" draw:text-style-name="P6" draw:layer="layout" svg:width="4.604cm" svg:height="4.549cm" draw:transform="skewX (8.8897407224873E-017) rotate (0.603011256564041) translate (4.947cm 5.584cm)">
          <text:p text:style-name="P5"><text:span text:style-name="T2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0" draw:text-style-name="P7" draw:layer="layout" svg:width="4.604cm" svg:height="4.549cm" draw:transform="rotate (-0.752062374684356) translate (10.888cm 3.055cm)">
          <text:p text:style-name="P5"><text:span text:style-name="T2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1" draw:text-style-name="P8" draw:layer="layout" svg:width="4.655cm" svg:height="4.677cm" draw:transform="rotate (-0.0188495559215387) translate (5.005cm 6.468cm)">
          <text:p text:style-name="P5"><text:span text:style-name="T2"/></text:p>
          <text:p text:style-name="P5"><text:span text:style-name="T2"/></text:p>
          <text:p text:style-name="P5"><text:span text:style-name="T2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" draw:text-style-name="P9" draw:layer="layout" svg:width="1.016cm" svg:height="0.962cm" svg:x="5.634cm" svg:y="3.402cm">
          <draw:text-box>
            <text:p><text:span text:style-name="T4">Y</text:span></text:p>
          </draw:text-box>
        </draw:frame>
        <draw:frame draw:style-name="gr8" draw:text-style-name="P9" draw:layer="layout" svg:width="1.436cm" svg:height="1.673cm" svg:x="12.334cm" svg:y="3.402cm">
          <draw:text-box>
            <text:p><text:span text:style-name="T4">X</text:span><text:span text:style-name="T5">1</text:span></text:p>
          </draw:text-box>
        </draw:frame>
        <draw:frame draw:style-name="gr8" draw:text-style-name="P9" draw:layer="layout" svg:width="1.436cm" svg:height="1.673cm" svg:x="8.128cm" svg:y="11.027cm">
          <draw:text-box>
            <text:p><text:span text:style-name="T4">X</text:span><text:span text:style-name="T5">2</text:span></text:p>
          </draw:text-box>
        </draw:frame>
        <draw:frame draw:style-name="gr12" draw:text-style-name="P10" draw:layer="layout" svg:width="3.461cm" svg:height="0.851cm" svg:x="5.588cm" svg:y="9.906cm">
          <draw:text-box>
            <text:p text:style-name="P5"><text:span text:style-name="T3">Experiencia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3" draw:text-style-name="P11" draw:layer="layout" svg:width="2.128cm" svg:height="2.032cm" svg:x="13.976cm" svg:y="4.03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128cm" svg:height="2.032cm" svg:x="19.576cm" svg:y="4.034cm">
          <text:p text:style-name="P1">Y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6.104cm" svg:y1="4.996cm" svg:x2="19.418cm" svg:y2="4.996cm">
          <text:p/>
        </draw:line>
        <draw:frame draw:style-name="gr15" draw:text-style-name="P12" draw:layer="layout" svg:width="0.49cm" svg:height="0.6cm" svg:x="17.64cm" svg:y="4.142cm">
          <draw:image xlink:href="Pictures/10000000000000240000002C9713C3F02377A7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5" draw:text-style-name="P12" draw:layer="layout" svg:width="3.785cm" svg:height="8.128cm" svg:x="4.343cm" svg:y="7.62cm">
          <draw:image xlink:href="Pictures/10000000000001020000022A09B175AD983F6C90.png" xlink:type="simple" xlink:show="embed" xlink:actuate="onLoad">
            <text:p/>
          </draw:image>
        </draw:frame>
        <draw:frame draw:style-name="gr15" draw:text-style-name="P12" draw:layer="layout" svg:width="7.163cm" svg:height="6.858cm" svg:x="8.636cm" svg:y="7.62cm">
          <draw:image xlink:href="Pictures/10000000000002330000021BF3BE86F9A48198E3.png" xlink:type="simple" xlink:show="embed" xlink:actuate="onLoad">
            <text:p/>
          </draw:image>
        </draw:frame>
        <draw:frame draw:style-name="gr15" draw:text-style-name="P12" draw:layer="layout" svg:width="4.998cm" svg:height="1.173cm" svg:x="10.496cm" svg:y="14.732cm">
          <draw:image xlink:href="Pictures/1000000000000321000000BC0D1B065AF8DF8E05.png" xlink:type="simple" xlink:show="embed" xlink:actuate="onLoad">
            <text:p/>
          </draw:image>
        </draw:frame>
        <draw:custom-shape draw:style-name="gr16" draw:text-style-name="P1" draw:layer="layout" svg:width="1.329cm" svg:height="0.538cm" svg:x="8.777cm" svg:y="15.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5" draw:text-style-name="P12" draw:layer="layout" svg:width="9.398cm" svg:height="9.144cm" svg:x="3.849cm" svg:y="3.556cm">
          <draw:image xlink:href="Pictures/10000000000001BC000001B01755EF4685A11EEF.png" xlink:type="simple" xlink:show="embed" xlink:actuate="onLoad">
            <text:p/>
          </draw:image>
        </draw:frame>
        <draw:frame draw:style-name="gr15" draw:text-style-name="P12" draw:layer="layout" svg:width="9.377cm" svg:height="9.144cm" svg:x="14.877cm" svg:y="3.556cm">
          <draw:image xlink:href="Pictures/10000000000001B9000001AED23F8C62B6D5D49C.png" xlink:type="simple" xlink:show="embed" xlink:actuate="onLoad">
            <text:p/>
          </draw:image>
        </draw:frame>
        <draw:frame draw:style-name="gr15" draw:text-style-name="P12" draw:layer="layout" svg:width="2.7cm" svg:height="1.35cm" svg:x="18.844cm" svg:y="12.908cm">
          <draw:image xlink:href="Pictures/10000000000000780000003CFF73409B5D8C45C7.png" xlink:type="simple" xlink:show="embed" xlink:actuate="onLoad">
            <text:p/>
          </draw:image>
        </draw:frame>
        <draw:frame draw:style-name="gr15" draw:text-style-name="P12" draw:layer="layout" svg:width="2.737cm" svg:height="1.324cm" svg:x="7.874cm" svg:y="12.908cm">
          <draw:image xlink:href="Pictures/100000000000007A0000003B7DEC1E85F2C6EA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17" draw:text-style-name="P12" draw:layer="layout" svg:x1="8.142cm" svg:y1="9.398cm" svg:x2="19.318cm" svg:y2="9.398cm">
          <text:p/>
        </draw:line>
        <draw:line draw:style-name="gr18" draw:text-style-name="P1" draw:layer="layout" svg:x1="10.02cm" svg:y1="9.344cm" svg:x2="10.02cm" svg:y2="11.938cm">
          <text:p/>
        </draw:line>
        <draw:line draw:style-name="gr18" draw:text-style-name="P1" draw:layer="layout" svg:x1="16.82cm" svg:y1="9.345cm" svg:x2="16.878cm" svg:y2="5.588cm">
          <text:p/>
        </draw:line>
        <draw:line draw:style-name="gr18" draw:text-style-name="P1" draw:layer="layout" svg:x1="13.32cm" svg:y1="9.345cm" svg:x2="13.322cm" svg:y2="6.604cm">
          <text:p/>
        </draw:line>
        <draw:line draw:style-name="gr18" draw:text-style-name="P1" draw:layer="layout" svg:x1="15.12cm" svg:y1="9.345cm" svg:x2="15.12cm" svg:y2="7.874cm">
          <text:p/>
        </draw:line>
        <draw:line draw:style-name="gr18" draw:text-style-name="P1" draw:layer="layout" svg:x1="11.62cm" svg:y1="9.345cm" svg:x2="11.62cm" svg:y2="10.922cm">
          <text:p/>
        </draw:line>
        <draw:custom-shape draw:style-name="gr19" draw:text-style-name="P14" draw:layer="layout" svg:width="6.604cm" svg:height="2.54cm" svg:x="12.406cm" svg:y="6.85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4" draw:layer="layout" svg:width="3.864cm" svg:height="1.523cm" svg:x="8.188cm" svg:y="9.39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21" draw:text-style-name="P15" draw:layer="layout" svg:x1="8.188cm" svg:y1="10.922cm" svg:x2="19.01cm" svg:y2="6.858cm">
          <text:p/>
        </draw:line>
        <draw:line draw:style-name="gr22" draw:text-style-name="P12" draw:layer="layout" svg:x1="8.174cm" svg:y1="13.678cm" svg:x2="8.128cm" svg:y2="4.064cm">
          <text:p/>
        </draw:line>
        <draw:line draw:style-name="gr22" draw:text-style-name="P12" draw:layer="layout" svg:x1="8.153cm" svg:y1="13.679cm" svg:x2="19.304cm" svg:y2="13.716cm">
          <text:p/>
        </draw:line>
        <draw:frame draw:style-name="gr23" draw:text-style-name="P16" draw:layer="layout" svg:width="0.925cm" svg:height="0.962cm" svg:x="6.604cm" svg:y="3.302cm">
          <draw:text-box draw:corner-radius="1.524cm">
            <text:p>Y</text:p>
          </draw:text-box>
        </draw:frame>
        <draw:frame draw:style-name="gr23" draw:text-style-name="P16" draw:layer="layout" svg:width="0.925cm" svg:height="0.962cm" svg:x="18.705cm" svg:y="14.102cm">
          <draw:text-box draw:corner-radius="1.524cm">
            <text:p>X</text:p>
          </draw:text-box>
        </draw:frame>
        <draw:frame draw:style-name="gr15" draw:text-style-name="P12" draw:layer="layout" svg:width="0.846cm" svg:height="0.947cm" svg:x="6.674cm" svg:y="8.844cm">
          <draw:image xlink:href="Pictures/100000000000002A0000002FB6252D7E62E9E580.png" xlink:type="simple" xlink:show="embed" xlink:actuate="onLoad">
            <text:p/>
          </draw:image>
        </draw:frame>
        <draw:frame draw:style-name="gr15" draw:text-style-name="P12" draw:layer="layout" svg:width="0.876cm" svg:height="0.978cm" svg:x="19.652cm" svg:y="5.996cm">
          <draw:image xlink:href="Pictures/100000000000002B00000030FDEF3140210C28F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4" draw:text-style-name="P18" draw:layer="layout" svg:width="17.018cm" svg:height="0.254cm" svg:x="0.508cm" svg:y="13.462cm">
          <text:p text:style-name="P17"><text:span text:style-name="T6">Estadística Multivariada <text:s text:c="49"/>Sociología FACSO UChile</text:span></text:p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8.478cm" svg:height="0.806cm" svg:x="0.324cm" svg:y="11.398cm">
          <draw:text-box>
            <text:p><text:span text:style-name="T7">(imagen </text:span><text:span text:style-name="T7">capturada </text:span><text:span text:style-name="T7">con zoom </text:span><text:span text:style-name="T7">280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6" draw:text-style-name="P20" xml:id="id1" draw:id="id1" draw:layer="layout" svg:width="1.46cm" svg:height="1.524cm" svg:x="7.176cm" svg:y="2.54cm">
          <text:p><text:span text:style-name="T4"><text:s/></text:span><text:span text:style-name="T4">X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.934cm" svg:height="2.032cm" svg:x="12.798cm" svg:y="4.572cm">
          <text:p text:style-name="P21">Y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8.636cm" svg:y1="3.302cm" svg:x2="12.798cm" svg:y2="5.588cm">
          <text:p/>
        </draw:line>
        <draw:custom-shape draw:style-name="gr26" draw:text-style-name="P20" xml:id="id2" draw:id="id2" draw:layer="layout" svg:width="1.46cm" svg:height="1.524cm" svg:x="7.176cm" svg:y="4.74cm">
          <text:p><text:span text:style-name="T4"><text:s/></text:span><text:span text:style-name="T4">X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3" draw:id="id3" draw:layer="layout" svg:width="1.46cm" svg:height="1.524cm" svg:x="7.176cm" svg:y="6.94cm">
          <text:p><text:span text:style-name="T4"><text:s/></text:span><text:span text:style-name="T4">X</text:span><text:span text:style-name="T5">k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023cm" svg:height="0.801cm" svg:x="9.953cm" svg:y="3.463cm">
          <draw:text-box>
            <text:p><text:span text:style-name="T4">b</text:span><text:span text:style-name="T5">1</text:span></text:p>
          </draw:text-box>
        </draw:frame>
        <draw:line draw:style-name="gr14" draw:text-style-name="P12" draw:layer="layout" svg:x1="8.636cm" svg:y1="5.502cm" svg:x2="12.798cm" svg:y2="5.588cm">
          <text:p/>
        </draw:line>
        <draw:line draw:style-name="gr14" draw:text-style-name="P12" draw:layer="layout" svg:x1="8.636cm" svg:y1="7.62cm" svg:x2="12.798cm" svg:y2="5.588cm">
          <text:p/>
        </draw:line>
        <draw:frame draw:style-name="gr12" draw:text-style-name="P10" draw:layer="layout" svg:width="1.023cm" svg:height="0.801cm" svg:x="9.954cm" svg:y="4.764cm">
          <draw:text-box>
            <text:p><text:span text:style-name="T4">b</text:span><text:span text:style-name="T5">2</text:span></text:p>
          </draw:text-box>
        </draw:frame>
        <draw:frame draw:style-name="gr12" draw:text-style-name="P10" draw:layer="layout" svg:width="1.023cm" svg:height="0.801cm" svg:x="9.906cm" svg:y="6.057cm">
          <draw:text-box>
            <text:p><text:span text:style-name="T4">b</text:span><text:span text:style-name="T5">k</text:span></text:p>
          </draw:text-box>
        </draw:frame>
        <draw:connector draw:style-name="gr28" draw:text-style-name="P12" draw:layer="layout" draw:type="curve" svg:x1="7.176cm" svg:y1="3.302cm" svg:x2="7.176cm" svg:y2="5.502cm" draw:start-shape="id1" draw:start-glue-point="3" draw:end-shape="id2" svg:d="M7176 3302c-751 0-751 2200 0 2200" svg:viewBox="0 0 564 2201">
          <text:p/>
        </draw:connector>
        <draw:connector draw:style-name="gr28" draw:text-style-name="P12" draw:layer="layout" draw:type="curve" svg:x1="7.176cm" svg:y1="5.502cm" svg:x2="7.176cm" svg:y2="7.702cm" draw:start-shape="id2" draw:start-glue-point="3" draw:end-shape="id3" draw:end-glue-point="3" svg:d="M7176 5502c-751 0-751 2200 0 2200" svg:viewBox="0 0 564 2201">
          <text:p/>
        </draw:connector>
        <draw:connector draw:style-name="gr28" draw:text-style-name="P12" draw:layer="layout" draw:type="curve" draw:line-skew="-0.329cm" svg:x1="7.176cm" svg:y1="3.302cm" svg:x2="7.176cm" svg:y2="7.702cm" draw:start-shape="id1" draw:start-glue-point="3" draw:end-shape="id3" draw:end-glue-point="3" svg:d="M7176 3302c-1245 0-1245 4400 0 4400" svg:viewBox="0 0 935 4401">
          <text:p/>
        </draw:connecto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name="Elipse 8" draw:style-name="gr29" draw:text-style-name="P23" draw:layer="layout" svg:width="4.604cm" svg:height="4.549cm" draw:transform="skewX (8.8897407224873E-017) rotate (0.603011256564041) translate (3.147cm 5.584cm)">
          <text:p text:style-name="P22"><text:span text:style-name="T8">Ingreso</text:span><text:span text:style-name="T2">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30" draw:text-style-name="P7" draw:layer="layout" svg:width="4.604cm" svg:height="4.549cm" draw:transform="rotate (-0.752062374684356) translate (8.688cm 3.055cm)">
          <text:p text:style-name="P22"><text:span text:style-name="T8">Educación</text:span><text:span text:style-name="T2">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" draw:text-style-name="P25" draw:layer="layout" svg:width="1.016cm" svg:height="0.962cm" svg:x="3.834cm" svg:y="3.402cm">
          <draw:text-box>
            <text:p text:style-name="P24"><text:span text:style-name="T4">Y</text:span></text:p>
          </draw:text-box>
        </draw:frame>
        <draw:frame draw:style-name="gr8" draw:text-style-name="P25" draw:layer="layout" svg:width="1.436cm" svg:height="1.673cm" svg:x="10.534cm" svg:y="3.402cm">
          <draw:text-box>
            <text:p text:style-name="P24"><text:span text:style-name="T4">X</text:span><text:span text:style-name="T5">1</text:span></text:p>
          </draw:text-box>
        </draw:frame>
        <draw:frame draw:style-name="gr8" draw:text-style-name="P25" draw:layer="layout" svg:width="1.436cm" svg:height="1.673cm" svg:x="8.94cm" svg:y="11.577cm">
          <draw:text-box>
            <text:p text:style-name="P24"><text:span text:style-name="T4">X</text:span><text:span text:style-name="T5">2</text:span></text:p>
          </draw:text-box>
        </draw:frame>
        <draw:custom-shape draw:style-name="gr31" draw:text-style-name="P1" draw:layer="layout" svg:width="4.572cm" svg:height="4.572cm" svg:x="5.312cm" svg:y="6.858cm">
          <text:p text:style-name="P1"/>
          <text:p text:style-name="P1"/>
          <text:p text:style-name="P1"/>
          <text:p text:style-name="P1"/>
          <text:p text:style-name="P1"/>
          <text:p text:style-name="P1"><text:span text:style-name="T9">Experienci</text:span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3" draw:text-style-name="P11" draw:layer="layout" svg:width="2.128cm" svg:height="2.032cm" svg:x="7.776cm" svg:y="4.034cm">
          <text:p text:style-name="P1">X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128cm" svg:height="2.032cm" svg:x="13.376cm" svg:y="4.034cm">
          <text:p text:style-name="P1">X<text:span text:style-name="T10">1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9.904cm" svg:y1="4.996cm" svg:x2="13.218cm" svg:y2="4.996cm">
          <text:p/>
        </draw:line>
        <draw:frame draw:style-name="gr15" draw:text-style-name="P12" draw:layer="layout" svg:width="0.49cm" svg:height="0.6cm" svg:x="11.44cm" svg:y="4.142cm">
          <draw:image xlink:href="Pictures/10000000000000240000002C9713C3F02377A72E.png" xlink:type="simple" xlink:show="embed" xlink:actuate="onLoad">
            <text:p/>
          </draw:image>
        </draw:frame>
        <draw:line draw:style-name="gr14" draw:text-style-name="P12" draw:layer="layout" svg:x1="16.818cm" svg:y1="4.064cm" svg:x2="15.618cm" svg:y2="5.096cm">
          <text:p/>
        </draw:line>
        <draw:frame draw:style-name="gr12" draw:text-style-name="P27" draw:layer="layout" svg:width="0.828cm" svg:height="0.801cm" svg:x="16.764cm" svg:y="3.402cm">
          <draw:text-box>
            <text:p text:style-name="P26"><text:span text:style-name="T11">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10 Pitch1" svg:font-family="'Courier 10 Pitch'" style:font-pitch="fixed"/>
    <style:font-face style:name="Abyssinica SIL" svg:font-family="'Abyssinica SIL'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Circle" draw:marker-end-width="0.2cm" draw:marker-end-center="false" draw:fill="solid" draw:fill-color="#ffffff" draw:opacity="100%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1:32:33.702438515</meta:creation-date>
    <dc:date>2019-04-12T16:28:00.648554492</dc:date>
    <meta:editing-duration>PT17H23M18S</meta:editing-duration>
    <meta:editing-cycles>15</meta:editing-cycles>
    <meta:generator>LibreOffice/5.1.6.2$Linux_X86_64 LibreOffice_project/10m0$Build-2</meta:generator>
    <meta:document-statistic meta:object-count="120"/>
  </office:meta>
</office:document-meta>
</file>